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rtyInit</text:p>
      <text:p text:style-name="P1"/>
      <text:p text:style-name="P3">This is the “main” class for the application. It is responsible for determining installation ID, Bootstrap class and configuration. It creates (or accepts) an instance of AppMainInterface, creates a ShortyConfiguration object and a ShortyBootstrap object. <text:s/>The ShortyBootstrap object is then called – passing in the AppMainInterface and the ShortyConfiguration</text:p>
      <text:p text:style-name="P3"/>
      <text:p text:style-name="P2">ShortyBootstrap</text:p>
      <text:p text:style-name="P3"/>
      <text:p text:style-name="P3">This class is responsible for bootstrapping the system. <text:s/>It will setup and define dependencies, create a connection to the database and generally prepare the system so that it is in a runnable state. Once this has been done it will call “execute” on the AppMainInterface that was passed in to it.</text:p>
      <text:p text:style-name="P3"/>
      <text:p text:style-name="P2">ShortyMain</text:p>
      <text:p text:style-name="P3"/>
      <text:p text:style-name="P3">This class is the main class for the site. <text:s/>It will create a document factory, create an executor and execute the route for the requested uri, passing the resulting view into the document provided by documentFactory and displaying it.</text:p>
      <text:p text:style-name="P3"/>
      <text:p text:style-name="P2">Executor</text:p>
      <text:p text:style-name="P2"><text:span text:style-name="T2"/></text:p>
      <text:p text:style-name="P2"><text:span text:style-name="T2">This class is responsible for executing the route that is passed in to it. <text:s/>It will return a ViewInterface object representing the display output from the execution.</text:span></text:p>
      <text:p text:style-name="P2"><text:span text:style-name="T2"/></text:p>
      <text:p text:style-name="P2">Dependencies</text:p>
      <text:p text:style-name="P3"/>
      <text:p text:style-name="P3"><text:tab/><text:span text:style-name="T3">DependencyInjector</text:span></text:p>
      <text:p text:style-name="P3"><text:span text:style-name="T3"><text:tab/>CommentsManager</text:span></text:p>
      <text:p text:style-name="P3"><text:span text:style-name="T3"><text:tab/>SidebarManager</text:span></text:p>
      <text:p text:style-name="P3"><text:span text:style-name="T3"><text:tab/>ViewFactory</text:span></text:p>
      <text:p text:style-name="P3"><text:span text:style-name="T3"><text:tab/>UserControl</text:span></text:p>
      <text:p text:style-name="P3"><text:span text:style-name="T3"><text:tab/>DataMapper</text:span></text:p>
      <text:p text:style-name="P3"><text:span text:style-name="T3"><text:tab/>InstanceManager</text:span></text:p>
      <text:p text:style-name="P3"><text:span text:style-name="T3"><text:tab/>ModuleManager</text:span></text:p>
      <text:p text:style-name="P3"><text:span text:style-name="T3"><text:tab/>Request</text:span></text:p>
      <text:p text:style-name="P3"><text:span text:style-name="T3"><text:tab/>GUIDManager</text:span></text:p>
      <text:p text:style-name="P3"><text:span text:style-name="T3"><text:tab/>Router</text:span></text:p>
      <text:p text:style-name="P3"><text:span text:style-name="T3"><text:tab/>Database</text:span></text:p>
      <text:p text:style-name="P3"><text:span text:style-name="T3"><text:tab/>Response</text:span></text:p>
      <text:p text:style-name="P3"><text:span text:style-name="T3"><text:tab/>ResponsiveLayoutFactory</text:span></text:p>
      <text:p text:style-name="P3"><text:span text:style-name="T3"><text:tab/>NavigationProvider</text:span></text:p>
      <text:p text:style-name="P3"><text:span text:style-name="T3"><text:tab/>Configuration</text:span></text:p>
      <text:p text:style-name="P3"><text:span text:style-name="T3"><text:tab/>DateFormatManager</text:span></text:p>
      <text:p text:style-name="P3"><text:span text:style-name="T3"><text:tab/>ECommer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11:36:06.42</meta:creation-date>
    <meta:document-statistic meta:table-count="0" meta:image-count="0" meta:object-count="0" meta:page-count="1" meta:paragraph-count="27" meta:word-count="189" meta:character-count="1355"/>
    <dc:date>2013-07-03T11:43:35.92</dc:date>
    <meta:editing-duration>PT7M31S</meta:editing-duration>
    <meta:editing-cycles>1</meta:editing-cycles>
    <meta:generator>OpenOffice.org/3.4.1$Win32 OpenOffice.org_project/341m1$Build-9593</meta:generator>
  </office:meta>
</office:document-meta>
</file>